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-complex="Times New Roman"/>
    </style:style>
    <style:style style:name="P2" style:parent-style-name="Standard" style:family="paragraph">
      <style:text-properties style:font-name-complex="Times New Roman"/>
    </style:style>
    <style:style style:name="P3" style:parent-style-name="Navaden" style:family="paragraph">
      <style:text-properties style:font-name-complex="Times New Roman"/>
    </style:style>
    <style:style style:name="P4" style:parent-style-name="Odstavekseznama" style:family="paragraph">
      <style:text-properties style:font-name-complex="Times New Roman"/>
    </style:style>
    <style:style style:name="P5" style:parent-style-name="Odstavekseznama" style:family="paragraph">
      <style:text-properties style:font-name-complex="Times New Roman"/>
    </style:style>
    <style:style style:name="P6" style:parent-style-name="Odstavekseznama" style:family="paragraph">
      <style:text-properties style:font-name-complex="Times New Roman"/>
    </style:style>
    <style:style style:name="P7" style:parent-style-name="Odstavekseznama" style:family="paragraph">
      <style:text-properties style:font-name-complex="Times New Roman"/>
    </style:style>
    <style:style style:name="P8" style:parent-style-name="Odstavekseznama" style:family="paragraph">
      <style:text-properties style:font-name-complex="Times New Roman"/>
    </style:style>
    <style:style style:name="P9" style:parent-style-name="Navaden" style:family="paragraph">
      <style:text-properties style:font-name-complex="Times New Roman"/>
    </style:style>
    <style:style style:name="T10" style:parent-style-name="Privzetapisavaodstavka" style:family="text">
      <style:text-properties style:font-name-complex="Times New Roman"/>
    </style:style>
    <style:style style:name="T11" style:parent-style-name="Privzetapisavaodstavka" style:family="text">
      <style:text-properties style:font-name-complex="Times New Roman" fo:font-weight="bold" style:font-weight-asian="bold"/>
    </style:style>
    <style:style style:name="T12" style:parent-style-name="Privzetapisavaodstavka" style:family="text">
      <style:text-properties style:font-name-complex="Times New Roman" fo:font-weight="bold" style:font-weight-asian="bold"/>
    </style:style>
    <style:style style:name="T13" style:parent-style-name="Privzetapisavaodstavka" style:family="text">
      <style:text-properties style:font-name-complex="Times New Roman" fo:font-weight="bold" style:font-weight-asian="bold"/>
    </style:style>
    <style:style style:name="T14" style:parent-style-name="Privzetapisavaodstavka" style:family="text">
      <style:text-properties style:font-name-complex="Times New Roman"/>
    </style:style>
    <style:style style:name="T15" style:parent-style-name="Privzetapisavaodstavka" style:family="text">
      <style:text-properties style:font-name-complex="Times New Roman"/>
    </style:style>
    <style:style style:name="T16" style:parent-style-name="Privzetapisavaodstavka" style:family="text">
      <style:text-properties style:font-name-complex="Times New Roman"/>
    </style:style>
    <style:style style:name="T17" style:parent-style-name="Privzetapisavaodstavka" style:family="text">
      <style:text-properties style:font-name-complex="Times New Roman"/>
    </style:style>
    <style:style style:name="T18" style:parent-style-name="Privzetapisavaodstavka" style:family="text">
      <style:text-properties style:font-name-complex="Times New Roman"/>
    </style:style>
    <style:style style:name="P19" style:parent-style-name="Navaden" style:family="paragraph">
      <style:paragraph-properties style:vertical-align="auto" fo:margin-bottom="0.1388in" fo:line-height="115%" fo:margin-left="0.25in">
        <style:tab-stops/>
      </style:paragraph-properties>
      <style:text-properties style:font-name-complex="Times New Roman" fo:hyphenate="true"/>
    </style:style>
    <style:style style:name="P20" style:parent-style-name="Navaden" style:family="paragraph">
      <style:paragraph-properties style:vertical-align="auto" fo:margin-bottom="0.1388in" fo:line-height="115%" fo:margin-left="0.4923in">
        <style:tab-stops/>
      </style:paragraph-properties>
      <style:text-properties fo:hyphenate="true"/>
    </style:style>
    <style:style style:name="T21" style:parent-style-name="Privzetapisavaodstavka" style:family="text">
      <style:text-properties style:font-name-complex="Times New Roman"/>
    </style:style>
    <style:style style:name="T22" style:parent-style-name="Privzetapisavaodstavka" style:family="text">
      <style:text-properties style:font-name-complex="Times New Roman"/>
    </style:style>
    <style:style style:name="T23" style:parent-style-name="Privzetapisavaodstavka" style:family="text">
      <style:text-properties style:font-name-complex="Times New Roman"/>
    </style:style>
    <style:style style:name="T24" style:parent-style-name="Privzetapisavaodstavka" style:family="text">
      <style:text-properties style:font-name-complex="Times New Roman"/>
    </style:style>
    <style:style style:name="T25" style:parent-style-name="Privzetapisavaodstavka" style:family="text">
      <style:text-properties style:font-name-complex="Times New Roman"/>
    </style:style>
    <style:style style:name="T26" style:parent-style-name="Privzetapisavaodstavka" style:family="text">
      <style:text-properties style:font-name-complex="Times New Roman"/>
    </style:style>
    <style:style style:name="P27" style:parent-style-name="Navaden" style:family="paragraph">
      <style:text-properties style:font-name-complex="Times New Roman"/>
    </style:style>
    <style:style style:name="P28" style:parent-style-name="Navaden" style:family="paragraph">
      <style:text-properties style:font-name-complex="Times New Roman"/>
    </style:style>
    <style:style style:name="T29" style:parent-style-name="Privzetapisavaodstavka" style:family="text">
      <style:text-properties style:font-name-complex="Times New Roman" fo:font-weight="bold" style:font-weight-asian="bold"/>
    </style:style>
    <style:style style:name="T30" style:parent-style-name="Privzetapisavaodstavka" style:family="text">
      <style:text-properties style:font-name-complex="Times New Roman" fo:font-weight="bold" style:font-weight-asian="bold"/>
    </style:style>
    <style:style style:name="P31" style:parent-style-name="Odstavekseznama" style:family="paragraph">
      <style:text-properties style:font-name-complex="Times New Roman"/>
    </style:style>
    <style:style style:name="T32" style:parent-style-name="Privzetapisavaodstavka" style:family="text">
      <style:text-properties style:font-name-complex="Times New Roman" fo:font-weight="bold" style:font-weight-asian="bold"/>
    </style:style>
    <style:style style:name="T33" style:parent-style-name="Privzetapisavaodstavka" style:family="text">
      <style:text-properties style:font-name-complex="Times New Roman" fo:font-weight="bold" style:font-weight-asian="bold"/>
    </style:style>
    <style:style style:name="T34" style:parent-style-name="Privzetapisavaodstavka" style:family="text">
      <style:text-properties style:font-name-complex="Times New Roman" fo:font-weight="bold" style:font-weight-asian="bold"/>
    </style:style>
    <style:style style:name="T35" style:parent-style-name="Privzetapisavaodstavka" style:family="text">
      <style:text-properties style:font-name-complex="Times New Roman" fo:font-weight="bold" style:font-weight-asian="bold"/>
    </style:style>
    <style:style style:name="T36" style:parent-style-name="Privzetapisavaodstavka" style:family="text">
      <style:text-properties style:font-name-complex="Times New Roman" fo:font-weight="bold" style:font-weight-asian="bold"/>
    </style:style>
    <style:style style:name="T37" style:parent-style-name="Privzetapisavaodstavka" style:family="text">
      <style:text-properties style:font-name-complex="Times New Roman" fo:font-weight="bold" style:font-weight-asian="bold"/>
    </style:style>
    <style:style style:name="T38" style:parent-style-name="Privzetapisavaodstavka" style:family="text">
      <style:text-properties style:font-name-complex="Times New Roman" fo:font-weight="bold" style:font-weight-asian="bold"/>
    </style:style>
    <style:style style:name="P39" style:parent-style-name="Navaden" style:family="paragraph">
      <style:text-properties style:font-name-complex="Times New Roman" fo:font-weight="bold" style:font-weight-asian="bold"/>
    </style:style>
    <style:style style:name="P40" style:parent-style-name="Standard" style:family="paragraph">
      <style:text-properties style:font-name-complex="Times New Roman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Privzetapisavaodstavka" style:family="text">
      <style:text-properties style:font-name-complex="Times New Roman" fo:font-weight="bold" style:font-weight-asian="bold"/>
    </style:style>
    <style:style style:name="T43" style:parent-style-name="Privzetapisavaodstavka" style:family="text">
      <style:text-properties style:font-name-complex="Times New Roman" fo:font-weight="bold" style:font-weight-asian="bold"/>
    </style:style>
    <style:style style:name="T44" style:parent-style-name="Privzetapisavaodstavka" style:family="text">
      <style:text-properties style:font-name-complex="Times New Roman" fo:font-weight="bold" style:font-weight-asian="bold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46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T48" style:parent-style-name="Privzetapisavaodstavka" style:family="text">
      <style:text-properties style:font-name-complex="Times New Roman" fo:font-weight="bold" style:font-weight-asian="bold"/>
    </style:style>
    <style:style style:name="T49" style:parent-style-name="Privzetapisavaodstavka" style:family="text">
      <style:text-properties style:font-name-complex="Times New Roman" fo:font-weight="bold" style:font-weight-asian="bold"/>
    </style:style>
    <style:style style:name="T50" style:parent-style-name="Privzetapisavaodstavka" style:family="text">
      <style:text-properties style:font-name-complex="Times New Roman" fo:font-weight="bold" style:font-weight-asian="bold"/>
    </style:style>
    <style:style style:name="P51" style:parent-style-name="Standard" style:family="paragraph">
      <style:text-properties style:font-name-complex="Times New Roman"/>
    </style:style>
    <style:style style:name="P52" style:parent-style-name="Standard" style:family="paragraph">
      <style:text-properties style:font-name-complex="Times New Roman"/>
    </style:style>
    <style:style style:name="P5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T55" style:parent-style-name="Privzetapisavaodstavka" style:family="text">
      <style:text-properties style:font-name-complex="Times New Roman" fo:font-weight="bold" style:font-weight-asian="bold"/>
    </style:style>
    <style:style style:name="T56" style:parent-style-name="Privzetapisavaodstavka" style:family="text">
      <style:text-properties style:font-name-complex="Times New Roman" fo:font-weight="bold" style:font-weight-asian="bold"/>
    </style:style>
    <style:style style:name="P5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5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59" style:parent-style-name="Standard" style:family="paragraph">
      <style:text-properties style:font-name-complex="Times New Roman"/>
    </style:style>
    <style:style style:name="P60" style:parent-style-name="Standard" style:family="paragraph">
      <style:text-properties style:font-name-complex="Times New Roman"/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T62" style:parent-style-name="Privzetapisavaodstavka" style:family="text">
      <style:text-properties style:font-name-complex="Times New Roman" fo:font-weight="bold" style:font-weight-asian="bold"/>
    </style:style>
    <style:style style:name="T63" style:parent-style-name="Privzetapisavaodstavka" style:family="text">
      <style:text-properties style:font-name-complex="Times New Roman" fo:font-weight="bold" style:font-weight-asian="bold"/>
    </style:style>
    <style:style style:name="P64" style:parent-style-name="Standard" style:family="paragraph">
      <style:paragraph-properties fo:margin-left="0.4923in">
        <style:tab-stops/>
      </style:paragraph-properties>
    </style:style>
    <style:style style:name="T65" style:parent-style-name="Privzetapisavaodstavka" style:family="text">
      <style:text-properties style:font-name-complex="Times New Roman"/>
    </style:style>
    <style:style style:name="T66" style:parent-style-name="Privzetapisavaodstavka" style:family="text">
      <style:text-properties style:font-name-complex="Times New Roman"/>
    </style:style>
    <style:style style:name="T67" style:parent-style-name="Privzetapisavaodstavka" style:family="text">
      <style:text-properties style:font-name-complex="Times New Roman" fo:font-weight="bold" style:font-weight-asian="bold"/>
    </style:style>
    <style:style style:name="T68" style:parent-style-name="Privzetapisavaodstavka" style:family="text">
      <style:text-properties style:font-name-complex="Times New Roman" fo:font-weight="bold" style:font-weight-asian="bold"/>
    </style:style>
    <style:style style:name="P69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70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71" style:parent-style-name="Standard" style:family="paragraph">
      <style:text-properties style:font-name-complex="Times New Roman"/>
    </style:style>
    <style:style style:name="P72" style:parent-style-name="Standard" style:family="paragraph">
      <style:text-properties style:font-name-complex="Times New Roman"/>
    </style:style>
    <style:style style:name="P73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74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75" style:parent-style-name="Privzetapisavaodstavka" style:family="text">
      <style:text-properties style:font-name-complex="Times New Roman" fo:font-weight="bold" style:font-weight-asian="bold"/>
    </style:style>
    <style:style style:name="T76" style:parent-style-name="Privzetapisavaodstavka" style:family="text">
      <style:text-properties style:font-name-complex="Times New Roman" fo:font-weight="bold" style:font-weight-asian="bold"/>
    </style:style>
    <style:style style:name="P77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78" style:parent-style-name="Privzetapisavaodstavka" style:family="text">
      <style:text-properties style:font-name-complex="Times New Roman" fo:font-weight="bold" style:font-weight-asian="bold"/>
    </style:style>
    <style:style style:name="T79" style:parent-style-name="Privzetapisavaodstavka" style:family="text">
      <style:text-properties style:font-name-complex="Times New Roman" fo:font-weight="bold" style:font-weight-asian="bold"/>
    </style:style>
    <style:style style:name="T80" style:parent-style-name="Privzetapisavaodstavka" style:family="text">
      <style:text-properties style:font-name-complex="Times New Roman" fo:font-weight="bold" style:font-weight-asian="bold"/>
    </style:style>
    <style:style style:name="T81" style:parent-style-name="Privzetapisavaodstavka" style:family="text">
      <style:text-properties style:font-name-complex="Times New Roman" fo:font-weight="bold" style:font-weight-asian="bold"/>
    </style:style>
    <style:style style:name="P82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83" style:parent-style-name="Privzetapisavaodstavka" style:family="text">
      <style:text-properties style:font-name-complex="Times New Roman" fo:font-weight="bold" style:font-weight-asian="bold"/>
    </style:style>
    <style:style style:name="T84" style:parent-style-name="Privzetapisavaodstavka" style:family="text">
      <style:text-properties style:font-name-complex="Times New Roman" fo:font-weight="bold" style:font-weight-asian="bold"/>
    </style:style>
    <style:style style:name="P85" style:parent-style-name="Standard" style:family="paragraph">
      <style:text-properties style:font-name-complex="Times New Roman"/>
    </style:style>
    <style:style style:name="P86" style:parent-style-name="Standard" style:family="paragraph">
      <style:text-properties style:font-name-complex="Times New Roman"/>
    </style:style>
    <style:style style:name="P8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8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89" style:parent-style-name="Standard" style:family="paragraph">
      <style:paragraph-properties fo:margin-left="0.4923in">
        <style:tab-stops/>
      </style:paragraph-properties>
    </style:style>
    <style:style style:name="T90" style:parent-style-name="Privzetapisavaodstavka" style:family="text">
      <style:text-properties style:font-name-complex="Times New Roman" fo:font-weight="bold" style:font-weight-asian="bold"/>
    </style:style>
    <style:style style:name="T91" style:parent-style-name="Privzetapisavaodstavka" style:family="text">
      <style:text-properties style:font-name-complex="Times New Roman" fo:font-weight="bold" style:font-weight-asian="bold"/>
    </style:style>
    <style:style style:name="T92" style:parent-style-name="Privzetapisavaodstavka" style:family="text">
      <style:text-properties style:font-name-complex="Times New Roman" fo:font-weight="bold" style:font-weight-asian="bold"/>
    </style:style>
    <style:style style:name="T93" style:parent-style-name="Privzetapisavaodstavka" style:family="text">
      <style:text-properties style:font-name-complex="Times New Roman" fo:font-weight="bold" style:font-weight-asian="bold"/>
    </style:style>
    <style:style style:name="P9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95" style:parent-style-name="Standard" style:family="paragraph">
      <style:text-properties style:font-name-complex="Times New Roman"/>
    </style:style>
    <style:style style:name="P96" style:parent-style-name="Standard" style:family="paragraph">
      <style:text-properties style:font-name-complex="Times New Roman"/>
    </style:style>
    <style:style style:name="P97" style:parent-style-name="Standard" style:family="paragraph">
      <style:paragraph-properties fo:margin-left="0.4923in">
        <style:tab-stops/>
      </style:paragraph-properties>
    </style:style>
    <style:style style:name="T98" style:parent-style-name="Privzetapisavaodstavka" style:family="text">
      <style:text-properties style:font-name-complex="Times New Roman" fo:font-weight="bold" style:font-weight-asian="bold"/>
    </style:style>
    <style:style style:name="T99" style:parent-style-name="Privzetapisavaodstavka" style:family="text">
      <style:text-properties style:font-name-complex="Times New Roman" fo:font-weight="bold" style:font-weight-asian="bold"/>
    </style:style>
    <style:style style:name="T100" style:parent-style-name="Privzetapisavaodstavka" style:family="text">
      <style:text-properties style:font-name-complex="Times New Roman" fo:font-weight="bold" style:font-weight-asian="bold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2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4" style:parent-style-name="Standard" style:family="paragraph">
      <style:text-properties style:font-name-complex="Times New Roman"/>
    </style:style>
    <style:style style:name="P105" style:parent-style-name="Standard" style:family="paragraph">
      <style:text-properties style:font-name-complex="Times New Roman"/>
    </style:style>
    <style:style style:name="P106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09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1" style:parent-style-name="Standard" style:family="paragraph">
      <style:text-properties style:font-name-complex="Times New Roman"/>
    </style:style>
    <style:style style:name="P112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6" style:parent-style-name="Standard" style:family="paragraph">
      <style:text-properties style:font-name-complex="Times New Roman"/>
    </style:style>
    <style:style style:name="P117" style:parent-style-name="Standard" style:family="paragraph">
      <style:text-properties style:font-name-complex="Times New Roman"/>
    </style:style>
    <style:style style:name="P11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19" style:parent-style-name="Standard" style:family="paragraph">
      <style:paragraph-properties fo:margin-left="0.4923in">
        <style:tab-stops/>
      </style:paragraph-properties>
    </style:style>
    <style:style style:name="T120" style:parent-style-name="Privzetapisavaodstavka" style:family="text">
      <style:text-properties style:font-name-complex="Times New Roman" fo:font-weight="bold" style:font-weight-asian="bold"/>
    </style:style>
    <style:style style:name="T121" style:parent-style-name="Privzetapisavaodstavka" style:family="text">
      <style:text-properties style:font-name-complex="Times New Roman" fo:font-weight="bold" style:font-weight-asian="bold"/>
    </style:style>
    <style:style style:name="T122" style:parent-style-name="Privzetapisavaodstavka" style:family="text">
      <style:text-properties style:font-name-complex="Times New Roman" fo:font-weight="bold" style:font-weight-asian="bold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25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26" style:parent-style-name="Standard" style:family="paragraph">
      <style:text-properties style:font-name-complex="Times New Roman"/>
    </style:style>
    <style:style style:name="P127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128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129" style:parent-style-name="Privzetapisavaodstavka" style:family="text">
      <style:text-properties style:font-name-complex="Times New Roman" fo:font-weight="bold" style:font-weight-asian="bold"/>
    </style:style>
    <style:style style:name="T130" style:parent-style-name="Privzetapisavaodstavka" style:family="text">
      <style:text-properties style:font-name-complex="Times New Roman" fo:font-weight="bold" style:font-weight-asian="bold"/>
    </style:style>
    <style:style style:name="T131" style:parent-style-name="Privzetapisavaodstavka" style:family="text">
      <style:text-properties style:font-name-complex="Times New Roman" fo:font-weight="bold" style:font-weight-asian="bold"/>
    </style:style>
    <style:style style:name="P132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133" style:parent-style-name="Privzetapisavaodstavka" style:family="text">
      <style:text-properties style:font-name-complex="Times New Roman" fo:font-weight="bold" style:font-weight-asian="bold"/>
    </style:style>
    <style:style style:name="T134" style:parent-style-name="Privzetapisavaodstavka" style:family="text">
      <style:text-properties style:font-name-complex="Times New Roman" fo:font-weight="bold" style:font-weight-asian="bold"/>
    </style:style>
    <style:style style:name="P135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136" style:parent-style-name="Standard" style:family="paragraph">
      <style:text-properties style:font-name-complex="Times New Roman"/>
    </style:style>
    <style:style style:name="P137" style:parent-style-name="Standard" style:family="paragraph">
      <style:text-properties style:font-name-complex="Times New Roman"/>
    </style:style>
    <style:style style:name="P13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39" style:parent-style-name="Standard" style:family="paragraph">
      <style:paragraph-properties fo:margin-left="0.4923in">
        <style:tab-stops/>
      </style:paragraph-properties>
    </style:style>
    <style:style style:name="T140" style:parent-style-name="Privzetapisavaodstavka" style:family="text">
      <style:text-properties style:font-name-complex="Times New Roman" fo:font-weight="bold" style:font-weight-asian="bold"/>
    </style:style>
    <style:style style:name="T141" style:parent-style-name="Privzetapisavaodstavka" style:family="text">
      <style:text-properties style:font-name-complex="Times New Roman" fo:font-weight="bold" style:font-weight-asian="bold"/>
    </style:style>
    <style:style style:name="T142" style:parent-style-name="Privzetapisavaodstavka" style:family="text">
      <style:text-properties style:font-name-complex="Times New Roman" fo:font-weight="bold" style:font-weight-asian="bold"/>
    </style:style>
    <style:style style:name="P14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4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45" style:parent-style-name="Standard" style:family="paragraph">
      <style:text-properties style:font-name-complex="Times New Roman"/>
    </style:style>
    <style:style style:name="P146" style:parent-style-name="Standard" style:family="paragraph">
      <style:text-properties style:font-name-complex="Times New Roman"/>
    </style:style>
    <style:style style:name="P147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148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T149" style:parent-style-name="Privzetapisavaodstavka" style:family="text">
      <style:text-properties style:font-name-complex="Times New Roman" fo:font-weight="bold" style:font-weight-asian="bold"/>
    </style:style>
    <style:style style:name="T150" style:parent-style-name="Privzetapisavaodstavka" style:family="text">
      <style:text-properties style:font-name-complex="Times New Roman" fo:font-weight="bold" style:font-weight-asian="bold"/>
    </style:style>
    <style:style style:name="T151" style:parent-style-name="Privzetapisavaodstavka" style:family="text">
      <style:text-properties style:font-name-complex="Times New Roman" fo:font-weight="bold" style:font-weight-asian="bold"/>
    </style:style>
    <style:style style:name="P152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153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154" style:parent-style-name="Standard" style:family="paragraph">
      <style:text-properties style:font-name-complex="Times New Roman"/>
    </style:style>
    <style:style style:name="P155" style:parent-style-name="Standard" style:family="paragraph">
      <style:text-properties style:font-name-complex="Times New Roman"/>
    </style:style>
    <style:style style:name="P156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157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158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159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160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161" style:parent-style-name="Standard" style:family="paragraph">
      <style:text-properties style:font-name-complex="Times New Roman"/>
    </style:style>
    <style:style style:name="P162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16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6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65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66" style:parent-style-name="Standard" style:family="paragraph">
      <style:text-properties style:font-name-complex="Times New Roman"/>
    </style:style>
    <style:style style:name="P167" style:parent-style-name="Standard" style:family="paragraph">
      <style:text-properties style:font-name-complex="Times New Roman"/>
    </style:style>
    <style:style style:name="P168" style:parent-style-name="Standard" style:family="paragraph">
      <style:paragraph-properties fo:margin-left="0.4923in">
        <style:tab-stops>
          <style:tab-stop style:type="left" style:position="-0.0986in"/>
        </style:tab-stops>
      </style:paragraph-properties>
      <style:text-properties style:font-name-complex="Times New Roman"/>
    </style:style>
    <style:style style:name="P169" style:parent-style-name="Standard" style:family="paragraph">
      <style:paragraph-properties fo:margin-left="0.4923in">
        <style:tab-stops>
          <style:tab-stop style:type="left" style:position="-0.0986in"/>
        </style:tab-stops>
      </style:paragraph-properties>
      <style:text-properties style:font-name-complex="Times New Roman" fo:font-weight="bold" style:font-weight-asian="bold"/>
    </style:style>
    <style:style style:name="P170" style:parent-style-name="Standard" style:family="paragraph">
      <style:paragraph-properties fo:margin-left="0.4923in">
        <style:tab-stops>
          <style:tab-stop style:type="left" style:position="-0.0986in"/>
        </style:tab-stops>
      </style:paragraph-properties>
      <style:text-properties style:font-name-complex="Times New Roman"/>
    </style:style>
    <style:style style:name="P171" style:parent-style-name="Standard" style:family="paragraph">
      <style:paragraph-properties fo:margin-left="0.4923in">
        <style:tab-stops>
          <style:tab-stop style:type="left" style:position="-0.0986in"/>
        </style:tab-stops>
      </style:paragraph-properties>
      <style:text-properties style:font-name-complex="Times New Roman" fo:font-weight="bold" style:font-weight-asian="bold"/>
    </style:style>
    <style:style style:name="P172" style:parent-style-name="Standard" style:family="paragraph">
      <style:paragraph-properties fo:margin-left="0.4923in">
        <style:tab-stops>
          <style:tab-stop style:type="left" style:position="-0.0986in"/>
        </style:tab-stops>
      </style:paragraph-properties>
      <style:text-properties style:font-name-complex="Times New Roman"/>
    </style:style>
    <style:style style:name="P173" style:parent-style-name="Standard" style:family="paragraph">
      <style:text-properties style:font-name-complex="Times New Roman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75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76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177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178" style:parent-style-name="Standard" style:family="paragraph">
      <style:text-properties style:font-name-complex="Times New Roman"/>
    </style:style>
    <style:style style:name="P179" style:parent-style-name="Standard" style:family="paragraph">
      <style:text-properties style:font-name-complex="Times New Roman"/>
    </style:style>
    <style:style style:name="P180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181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82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8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85" style:parent-style-name="Standard" style:family="paragraph">
      <style:text-properties style:font-name-complex="Times New Roman"/>
    </style:style>
    <style:style style:name="P186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187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188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</style:style>
    <style:style style:name="T189" style:parent-style-name="Privzetapisavaodstavka" style:family="text">
      <style:text-properties style:font-name-complex="Times New Roman"/>
    </style:style>
    <style:style style:name="T190" style:parent-style-name="Privzetapisavaodstavka" style:family="text">
      <style:text-properties style:font-name-asian="Times New Roman" style:font-name-complex="Times New Roman" style:language-asian="sl" style:country-asian="SI"/>
    </style:style>
    <style:style style:name="T191" style:parent-style-name="Privzetapisavaodstavka" style:family="text">
      <style:text-properties style:font-name-asian="Times New Roman" style:font-name-complex="Times New Roman" style:language-asian="sl" style:country-asian="SI"/>
    </style:style>
    <style:style style:name="T192" style:parent-style-name="Privzetapisavaodstavka" style:family="text">
      <style:text-properties style:font-name-asian="Times New Roman" style:font-name-complex="Times New Roman" style:language-asian="sl" style:country-asian="SI"/>
    </style:style>
    <style:style style:name="P193" style:parent-style-name="Standard" style:family="paragraph">
      <style:paragraph-properties>
        <style:tab-stops>
          <style:tab-stop style:type="left" style:position="0.0986in"/>
        </style:tab-stops>
      </style:paragraph-properties>
    </style:style>
    <style:style style:name="T194" style:parent-style-name="Privzetapisavaodstavka" style:family="text">
      <style:text-properties style:font-name-complex="Times New Roman"/>
    </style:style>
    <style:style style:name="P195" style:parent-style-name="Standard" style:family="paragraph">
      <style:text-properties style:font-name-complex="Times New Roman"/>
    </style:style>
    <style:style style:name="P196" style:parent-style-name="Standard" style:family="paragraph">
      <style:text-properties style:font-name-complex="Times New Roman"/>
    </style:style>
    <style:style style:name="P19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9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199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00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01" style:parent-style-name="Standard" style:family="paragraph">
      <style:paragraph-properties fo:margin-left="0.5in">
        <style:tab-stops/>
      </style:paragraph-properties>
      <style:text-properties style:font-name-complex="Times New Roman"/>
    </style:style>
    <style:style style:name="P202" style:parent-style-name="Standard" style:family="paragraph">
      <style:text-properties style:font-name-complex="Times New Roman"/>
    </style:style>
    <style:style style:name="P203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204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205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206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207" style:parent-style-name="Standard" style:family="paragraph">
      <style:text-properties style:font-name-complex="Times New Roman"/>
    </style:style>
    <style:style style:name="P208" style:parent-style-name="Standard" style:family="paragraph">
      <style:text-properties style:font-name-complex="Times New Roman"/>
    </style:style>
    <style:style style:name="P209" style:parent-style-name="Standard" style:family="paragraph">
      <style:text-properties style:font-name-complex="Times New Roman"/>
    </style:style>
    <style:style style:name="P210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12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13" style:parent-style-name="Standard" style:family="paragraph">
      <style:text-properties style:font-name-complex="Times New Roman"/>
    </style:style>
    <style:style style:name="T214" style:parent-style-name="Privzetapisavaodstavka" style:family="text">
      <style:text-properties style:font-name-complex="Times New Roman"/>
    </style:style>
    <style:style style:name="T215" style:parent-style-name="Privzetapisavaodstavka" style:family="text">
      <style:text-properties style:font-name-complex="Times New Roman"/>
    </style:style>
    <style:style style:name="T216" style:parent-style-name="Privzetapisavaodstavka" style:family="text">
      <style:text-properties style:font-name="Wingdings" style:font-name-asian="Wingdings" style:font-name-complex="Wingdings"/>
    </style:style>
    <style:style style:name="T217" style:parent-style-name="Privzetapisavaodstavka" style:family="text">
      <style:text-properties style:font-name-complex="Times New Roman"/>
    </style:style>
    <style:style style:name="P218" style:parent-style-name="Standard" style:family="paragraph">
      <style:paragraph-properties fo:margin-left="0.6895in">
        <style:tab-stops/>
      </style:paragraph-properties>
      <style:text-properties style:font-name-complex="Times New Roman"/>
    </style:style>
    <style:style style:name="P219" style:parent-style-name="Standard" style:family="paragraph">
      <style:paragraph-properties fo:margin-left="0.6895in">
        <style:tab-stops/>
      </style:paragraph-properties>
      <style:text-properties style:font-name-complex="Times New Roman"/>
    </style:style>
    <style:style style:name="P220" style:parent-style-name="Standard" style:family="paragraph">
      <style:paragraph-properties fo:margin-left="0.6895in">
        <style:tab-stops/>
      </style:paragraph-properties>
      <style:text-properties style:font-name-complex="Times New Roman" fo:font-weight="bold" style:font-weight-asian="bold"/>
    </style:style>
    <style:style style:name="P221" style:parent-style-name="Standard" style:family="paragraph">
      <style:paragraph-properties fo:margin-left="0.6895in">
        <style:tab-stops/>
      </style:paragraph-properties>
      <style:text-properties style:font-name-complex="Times New Roman" fo:font-weight="bold" style:font-weight-asian="bold"/>
    </style:style>
    <style:style style:name="P222" style:parent-style-name="Standard" style:family="paragraph">
      <style:paragraph-properties fo:margin-left="0.6895in">
        <style:tab-stops/>
      </style:paragraph-properties>
      <style:text-properties style:font-name-complex="Times New Roman"/>
    </style:style>
    <style:style style:name="P223" style:parent-style-name="Standard" style:family="paragraph">
      <style:text-properties style:font-name-complex="Times New Roman"/>
    </style:style>
    <style:style style:name="P224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25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26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2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28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29" style:parent-style-name="Standard" style:family="paragraph">
      <style:text-properties style:font-name-complex="Times New Roman"/>
    </style:style>
    <style:style style:name="P230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231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232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 fo:font-weight="bold" style:font-weight-asian="bold"/>
    </style:style>
    <style:style style:name="P233" style:parent-style-name="Standard" style:family="paragraph">
      <style:paragraph-properties fo:margin-left="0.4923in">
        <style:tab-stops>
          <style:tab-stop style:type="left" style:position="-0.3937in"/>
        </style:tab-stops>
      </style:paragraph-properties>
      <style:text-properties style:font-name-complex="Times New Roman"/>
    </style:style>
    <style:style style:name="P234" style:parent-style-name="Standard" style:family="paragraph">
      <style:text-properties style:font-name-complex="Times New Roman"/>
    </style:style>
    <style:style style:name="P235" style:parent-style-name="Standard" style:family="paragraph">
      <style:text-properties style:font-name-complex="Times New Roman"/>
    </style:style>
    <style:style style:name="P236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37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38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39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40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41" style:parent-style-name="Standard" style:family="paragraph">
      <style:text-properties style:font-name-complex="Times New Roman"/>
    </style:style>
    <style:style style:name="P242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 fo:font-weight="bold" style:font-weight-asian="bold"/>
    </style:style>
    <style:style style:name="P243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244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/>
    </style:style>
    <style:style style:name="P245" style:parent-style-name="Standard" style:family="paragraph">
      <style:paragraph-properties fo:margin-left="0.4923in">
        <style:tab-stops>
          <style:tab-stop style:type="left" style:position="0in"/>
        </style:tab-stops>
      </style:paragraph-properties>
      <style:text-properties style:font-name-complex="Times New Roman" fo:font-weight="bold" style:font-weight-asian="bold"/>
    </style:style>
    <style:style style:name="P246" style:parent-style-name="Standard" style:family="paragraph">
      <style:text-properties style:font-name-complex="Times New Roman"/>
    </style:style>
    <style:style style:name="P247" style:parent-style-name="Standard" style:family="paragraph">
      <style:text-properties style:font-name-complex="Times New Roman"/>
    </style:style>
    <style:style style:name="P248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49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50" style:parent-style-name="Standard" style:family="paragraph">
      <style:text-properties style:font-name-complex="Times New Roman"/>
    </style:style>
    <style:style style:name="P251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52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53" style:parent-style-name="Standard" style:family="paragraph">
      <style:paragraph-properties fo:margin-left="0.4923in">
        <style:tab-stops/>
      </style:paragraph-properties>
      <style:text-properties style:font-name-complex="Times New Roman" fo:font-weight="bold" style:font-weight-asian="bold"/>
    </style:style>
    <style:style style:name="P254" style:parent-style-name="Standard" style:family="paragraph">
      <style:paragraph-properties fo:margin-left="0.4923in">
        <style:tab-stops/>
      </style:paragraph-properties>
      <style:text-properties style:font-name-complex="Times New Roman"/>
    </style:style>
    <style:style style:name="P255" style:parent-style-name="Standard" style:family="paragraph">
      <style:text-properties style:font-name-complex="Times New Roman"/>
    </style:style>
    <style:style style:name="P256" style:parent-style-name="Standard" style:family="paragraph">
      <style:text-properties style:font-name-complex="Times New Roman"/>
    </style:style>
    <style:style style:name="P257" style:parent-style-name="Standard" style:family="paragraph">
      <style:text-properties style:font-name-complex="Times New Roman"/>
    </style:style>
    <style:style style:name="P258" style:parent-style-name="Odstavekseznama" style:family="paragraph">
      <style:text-properties style:font-name-complex="Times New Roman"/>
    </style:style>
  </office:automatic-styles>
  <office:body>
    <office:text text:use-soft-page-breaks="true">
      <text:p text:style-name="P1">STROKOVNI IZPIT 17.11.2014</text:p>
      <text:p text:style-name="P2"/>
      <text:p text:style-name="P3">1.<text:s/>Analize reanimacije pri otrocih so pokazale, da se pri oživljanju daljšem od 30 min:</text:p>
      <text:p text:style-name="P4">a)<text:s/>Nima vpliva na<text:s/>preživetje, s posledično hudo nevrološko okvaro</text:p>
      <text:p text:style-name="P5">b)<text:s/>Zmanjša<text:s/>preživetje, pri tem pa nimajo hujših nevroloških okvar</text:p>
      <text:p text:style-name="P6">c) Preživetje je enako kot če bi oživljali 15 min</text:p>
      <text:p text:style-name="P7">d) Na smrtnosti nima vpliva</text:p>
      <text:p text:style-name="P8"/>
      <text:p text:style-name="P9">2.<text:s/>Pri politravmatiziranemu</text:p>
      <text:p text:style-name="Odstavekseznama"><text:span text:style-name="T10">a)<text:s/></text:span><text:span text:style-name="T11">S</text:span><text:span text:style-name="T12">mrtnost<text:s/></text:span><text:span text:style-name="T13">je trimodalna</text:span></text:p>
      <text:p text:style-name="Odstavekseznama"><text:span text:style-name="T14">b)<text:s/></text:span><text:span text:style-name="T15">pri primarnem pregledu<text:s/></text:span><text:span text:style-name="T16">(</text:span>primary survey)<text:s/><text:span text:style-name="T17">naredimo RTG</text:span><text:span text:style-name="T18"><text:s/>vratne hrbtenice v 2 projekcijah, prsnega koša in medenice</text:span></text:p>
      <text:p text:style-name="P19"><text:s text:c="6"/>c)<text:s/>Enostavne zlome oskrbimo pri primarnem pregledu</text:p>
      <text:p text:style-name="P20"><text:span text:style-name="T21">d)<text:s/></text:span><text:span text:style-name="T22">Č</text:span><text:span text:style-name="T23">e pacient postane nestabilen, prekinemo primarni pregled in nadaljujemo s seku</text:span><text:span text:style-name="T24">n</text:span><text:span text:style-name="T25">darnim</text:span><text:span text:style-name="T26"><text:s/>pregledom</text:span></text:p>
      <text:p text:style-name="P27"/>
      <text:p text:style-name="P28">3.<text:s/>Paracetamol lahko predpišemo</text:p>
      <text:p text:style-name="Odstavekseznama"><text:span text:style-name="T29">a)<text:s/></text:span><text:span text:style-name="T30">Nosečnici</text:span></text:p>
      <text:p text:style-name="P31">b)<text:s/>Bolniku z akutno jetrno odpovedjo</text:p>
      <text:p text:style-name="Odstavekseznama"><text:span text:style-name="T32">c)<text:s/></text:span><text:span text:style-name="T33">Bolniku z KLO</text:span></text:p>
      <text:p text:style-name="Odstavekseznama"><text:span text:style-name="T34">d)<text:s/></text:span><text:span text:style-name="T35">Bolniku s ponavljajočimi k</text:span><text:span text:style-name="T36">rv</text:span><text:span text:style-name="T37">av</text:span><text:span text:style-name="T38">itvami</text:span></text:p>
      <text:p text:style-name="P39"/>
      <text:p text:style-name="P40">4. Kdaj pri poškodovancu lahko pričakujemo hemoragični šok?</text:p>
      <text:p text:style-name="P41"><text:span text:style-name="T42">a)<text:s/></text:span><text:span text:style-name="T43">Č</text:span><text:span text:style-name="T44">e je padel z višine 6 metrov</text:span></text:p>
      <text:p text:style-name="P45">b)<text:s/>Če ima izolirano topo poškodbo glave</text:p>
      <text:p text:style-name="P46">c)<text:s/>Pri<text:s/>dekompenziranemu<text:s/>alkoholiku<text:s/>s predrtjem uklusa želodca in<text:s/>jeterno cirozo z varicami požiralnika</text:p>
      <text:p text:style-name="P47"><text:span text:style-name="T48">d)<text:s/></text:span><text:span text:style-name="T49">P</text:span><text:span text:style-name="T50">ri poškodovancu, ki si je zlomil femur in ima zamenjano aortno zaklopko.</text:span></text:p>
      <text:p text:style-name="P51"/>
      <text:p text:style-name="P52">5. Bolnik<text:s/>je v srčnem zastoju zaradi anafilaktičnega šoka. Katero zdravilo je indicirano</text:p>
      <text:p text:style-name="P53">a)<text:s/>Adrenalin 0,5 mg IM.</text:p>
      <text:p text:style-name="P54"><text:span text:style-name="T55">b)<text:s/></text:span><text:span text:style-name="T56">Adrenalin 1 mg IV.</text:span></text:p>
      <text:p text:style-name="P57">c)<text:s/>Atropin 3 mg IV.</text:p>
      <text:p text:style-name="P58">d)<text:s/>Kortikosteroidi</text:p>
      <text:p text:style-name="P59"/>
      <text:p text:style-name="P60">6. pri bolniku z AV blokom 3 stopnje lahko pri avskultaciji opazimo</text:p>
      <text:p text:style-name="P61"><text:span text:style-name="T62">a)</text:span><text:span text:style-name="T63"><text:s/>Topovski udarec</text:span></text:p>
      <text:p text:style-name="P64"><text:span text:style-name="T65">b)</text:span><text:span text:style-name="T66"><text:s/></text:span><text:span text:style-name="T67">Različno n</text:span><text:span text:style-name="T68">aglašen prvi ton nad apeksom srca</text:span></text:p>
      <text:p text:style-name="P69">c)<text:s/>Različno naglašen drugi ton nad bazo srca</text:p>
      <text:p text:style-name="P70">d)<text:s/>Ko se pojavi AV blok slišimo nad apeksom sistolni šum</text:p>
      <text:p text:style-name="P71"/>
      <text:p text:style-name="P72">7. Pri pljučni emboliji</text:p>
      <text:p text:style-name="P73">a)<text:s/>Pogosto ni prisotnih kliničnih znakov<text:s/>globoke venske tromboze</text:p>
      <text:p text:style-name="P74"><text:span text:style-name="T75">b)<text:s/></text:span><text:span text:style-name="T76">Prisotne spremembe S1Q3T3</text:span></text:p>
      <text:p text:style-name="P77"><text:span text:style-name="T78">c)<text:s/></text:span><text:span text:style-name="T79">L</text:span><text:span text:style-name="T80">a</text:span><text:span text:style-name="T81">hko je PAAK normalna</text:span></text:p>
      <text:p text:style-name="P82"><text:span text:style-name="T83">d)<text:s/></text:span><text:span text:style-name="T84">Zdravljenje je lahko z NMH</text:span></text:p>
      <text:p text:style-name="P85"/>
      <text:p text:style-name="P86">8. Subduralni hematom</text:p>
      <text:p text:style-name="P87">a)<text:s/>Vedno indicirano nevrokirurška evakuacija</text:p>
      <text:p text:style-name="P88">b)<text:s/>Prisotna kontralateralna hemipareza</text:p>
      <text:soft-page-break/>
      <text:p text:style-name="P89"><text:span text:style-name="T90">c)<text:s/></text:span><text:span text:style-name="T91">P</text:span><text:span text:style-name="T92">ri alk</text:span><text:span text:style-name="T93">oholikih možen nastanek kroničnega subduralnega hematoma</text:span></text:p>
      <text:p text:style-name="P94">d)<text:s/>Značilen lucidni interval</text:p>
      <text:p text:style-name="P95"/>
      <text:p text:style-name="P96">9. poškodovanec z 60 odstotno opeklino skupaj z inhalacijsko poškodbo</text:p>
      <text:p text:style-name="P97"><text:span text:style-name="T98">a)<text:s/></text:span><text:span text:style-name="T99">P</text:span><text:span text:style-name="T100">otrebna hitra intubacija</text:span></text:p>
      <text:p text:style-name="P101">b)<text:s/>Obilno hladimo z mrzlo vodo</text:p>
      <text:p text:style-name="P102">c)<text:s/>Zaradi hipotenzije je dajanje analgetikov kontraindicirano</text:p>
      <text:p text:style-name="P103">d) …</text:p>
      <text:p text:style-name="P104"/>
      <text:p text:style-name="P105">10. Prideš v dom za ljudi s posebnimi<text:s/>potrebami. V domu ti sestra pove, da si je nekdo zatlačil koruzo v nosnico.<text:s/>(Ne vemo kaj je prav, so bile čudne kombinacije, na spodaj napisano se ne prosim zanašat)</text:p>
      <text:p text:style-name="P106">a)<text:s/>Okaraš sestro, da ne smejo<text:s/>streči<text:s/>koruze ali fižola :)</text:p>
      <text:p text:style-name="P107">b)<text:s/>Pomiriš oba dva. Najprej poaspiriraš sluz, nato<text:s/>poizkušaš<text:s/>tujek odstraniti z izpiranjem, če to ne gre poizkušaš z dolgimi<text:s/>prijemalnim inštrumentom</text:p>
      <text:p text:style-name="P108">c)<text:s/>Pomiriš oba dva, tujek ostraniš tako, da <text:s/>bolniku rečeš naj pihne ven. Če to ne gre sterilno pokrijemo in ga napotimo k ORL-jevcu tako da ima glavo nagnjeno naprej</text:p>
      <text:p text:style-name="P109">d)<text:s/>Pomiriš oba, poaspiriraš sluz, poiskusiš<text:s/>z izpiranjem. Če ne gre, napotiš na ORL<text:s/>z glavo nagnjeno naprej.</text:p>
      <text:p text:style-name="P110"/>
      <text:p text:style-name="P111">11. V ambulatno pride nekdo, ki ima že<text:s/>nekaj časa<text:s/>tinitus, bolečine v ušesu ter slabši sluh. Kaj narediš?</text:p>
      <text:p text:style-name="P112">a)<text:s/>Pogledaš, vidiš perforacijo, ga napotiš k ORL-jevcu</text:p>
      <text:p text:style-name="P113">b)<text:s/>Pogledaš, da si izboljšaš pregled izpiraš z FR</text:p>
      <text:p text:style-name="P114">c)<text:s/>Pogledaš in daš not peroksid</text:p>
      <text:p text:style-name="P115">d)<text:s/>Naročaš si ga k sebi na mesečne kontrole</text:p>
      <text:p text:style-name="P116"/>
      <text:p text:style-name="P117">12. Kontraindikacije za ketamin</text:p>
      <text:p text:style-name="P118">a)<text:s/>Opekline</text:p>
      <text:p text:style-name="P119"><text:span text:style-name="T120">b)<text:s/></text:span><text:span text:style-name="T121">P</text:span><text:span text:style-name="T122">sihoza</text:span></text:p>
      <text:p text:style-name="P123">c)<text:s/>Huda poškodba glave<text:s/>(nismo prepričani, če je pravilno, po najnovejših smernicah zagotovo ni kontraindikacija)</text:p>
      <text:p text:style-name="P124">d) …<text:s/></text:p>
      <text:p text:style-name="P125"/>
      <text:p text:style-name="P126">13. Kaj velja o morfinskih preparatih</text:p>
      <text:p text:style-name="P127">a)<text:s/>Premedikacija za anestezijo je pri fentanilu 0,1mg/kg tt</text:p>
      <text:p text:style-name="P128"><text:span text:style-name="T129">b)<text:s/></text:span><text:span text:style-name="T130">Akutne bolečine zdravim</text:span><text:span text:style-name="T131">o z piritraminom</text:span></text:p>
      <text:p text:style-name="P132"><text:span text:style-name="T133">c)<text:s/></text:span><text:span text:style-name="T134">Morfij je venulodilatator</text:span></text:p>
      <text:p text:style-name="P135">d)<text:s/>Pri VAS 7 je indiciran Tramadol</text:p>
      <text:p text:style-name="P136"/>
      <text:p text:style-name="P137">14. Pri atipični pljučnici</text:p>
      <text:p text:style-name="P138">a)<text:s/>Ponavadi se začne z mrzlico</text:p>
      <text:p text:style-name="P139"><text:span text:style-name="T140">b)<text:s/></text:span><text:span text:style-name="T141">P</text:span><text:span text:style-name="T142">očasen začetek</text:span></text:p>
      <text:p text:style-name="P143">c)<text:s/>Pogosta levkocitoza</text:p>
      <text:p text:style-name="P144">d)<text:s/>Močno povišana telesna temperatura</text:p>
      <text:p text:style-name="P145"/>
      <text:p text:style-name="P146">15. pri otroku po 3 bolusih tekočin damo<text:s/>katero inotropno sredstvo po najnovejših evropskih smernicah</text:p>
      <text:p text:style-name="P147">a)<text:s/>Dopamin do 5 mcg/kg/min</text:p>
      <text:p text:style-name="P148"><text:span text:style-name="T149">b)<text:s/></text:span><text:span text:style-name="T150">D</text:span><text:span text:style-name="T151">opamin do 10 mcg/kg/min</text:span></text:p>
      <text:soft-page-break/>
      <text:p text:style-name="P152">c)<text:s/>Vazopresin 10 E</text:p>
      <text:p text:style-name="P153">d)<text:s/>Vazopresin 40 E</text:p>
      <text:p text:style-name="P154"/>
      <text:p text:style-name="P155">16. Poškodbe očesa<text:s/>pri otrocih<text:s/>(erozije)</text:p>
      <text:p text:style-name="P156">a)<text:s/>Najpogostejše poškodbe otrok pri otrocih</text:p>
      <text:p text:style-name="P157">b)<text:s/>Lahko damo kortikosteroid</text:p>
      <text:p text:style-name="P158">c)<text:s/>V<text:s/>poteku zdravljenja uporabljamo midriatik<text:s/>(še posebej, če je površina večja)</text:p>
      <text:p text:style-name="P159">d)<text:s/>Povzroči lahko parezo facialisa</text:p>
      <text:p text:style-name="P160"/>
      <text:p text:style-name="P161">17. Poškodba kolena. Čez nekaj dni znaki vnetja, bolečina in mrzlica. Pulzi so dobro tipni.</text:p>
      <text:p text:style-name="P162">a)<text:s/>Nekrozantni fasciitis</text:p>
      <text:p text:style-name="P163">b)<text:s/>GVT</text:p>
      <text:p text:style-name="P164">c)<text:s/>Kompartment sprednjegolenične lože</text:p>
      <text:p text:style-name="P165">d)<text:s/>Trombembolija</text:p>
      <text:p text:style-name="P166"/>
      <text:p text:style-name="P167">18. Pnevmotoraks</text:p>
      <text:p text:style-name="P168">a)<text:s/>Pri vsakem pnevmotoraksu<text:s/>vedno sledi torakalna drena po punkciji</text:p>
      <text:p text:style-name="P169">b)<text:s/>V 2. Medrebernem prostoru nad sp. rebrom</text:p>
      <text:p text:style-name="P170">c)<text:s/>V 3. Medrebernem prostoru nad zg rebrom.</text:p>
      <text:p text:style-name="P171">d)<text:s/>Pri tenzijskem pnevmotoraksu vedno torakalna punkcija pred drenažo</text:p>
      <text:p text:style-name="P172"/>
      <text:p text:style-name="P173">19. Kaj lahko vidiš na UZ pri oživljanju?</text:p>
      <text:p text:style-name="P174">a)<text:s/>Aspiracija želodčne<text:s/>vsebine</text:p>
      <text:p text:style-name="P175">b)<text:s/>Tromboza koronarne arterije<text:s/>(tega ne vidiš - vidiš ishemijo!!!)</text:p>
      <text:p text:style-name="P176">c)<text:s/>Hematotoraks</text:p>
      <text:p text:style-name="P177">d)<text:s/>Masivna pljučna embolija</text:p>
      <text:p text:style-name="P178"/>
      <text:p text:style-name="P179">20. Kaj daš lahko še <text:s/>pri nekomu v hipoglikemični krizi poleg glukoze?</text:p>
      <text:p text:style-name="P180">a)<text:s/>Glukagon</text:p>
      <text:p text:style-name="P181">b)<text:s/>Kortikosteroide</text:p>
      <text:p text:style-name="P182">c)<text:s/>IV tekočine</text:p>
      <text:p text:style-name="P183">d)<text:s/>Kalcijev klorid</text:p>
      <text:p text:style-name="P184"/>
      <text:p text:style-name="P185">21. Trditve o defibrilaciji</text:p>
      <text:p text:style-name="P186">a)<text:s/>Pri otrocih pri<text:s/>bifaznem defibriliramo z 4J/kg</text:p>
      <text:p text:style-name="P187">b)<text:s/>Od kolapsa do defibrilacije v bolnici manj kot 3 minute.</text:p>
      <text:p text:style-name="P188"><text:span text:style-name="T189">c)<text:s/></text:span><text:span text:style-name="T190">Med</text:span><text:span text:style-name="T191"><text:s/>polnjenjem pri prostoročni defibrilaciji</text:span><text:span text:style-name="T192"><text:s/>masiramo</text:span></text:p>
      <text:p text:style-name="P193"><text:span text:style-name="T194"><text:s text:c="12"/>d)<text:s/></text:span>Defibrilacijo (šok) izvajamo 10 sekund, preden masiramo naprej</text:p>
      <text:p text:style-name="P195"/>
      <text:p text:style-name="P196">22. Mlad politravmatizirani fant (25 let) v regionalni bolnišnici z nizkim tlakom.<text:s/>Dodamo mu 2 litra kristaloidov, nato se krvni tlak ustrezno dvigne. CT toraksa in abdomna je pokazala rupturo aorte in vranice. Nato pa nenadno spet pade. Kaj je naš prvi ukrep</text:p>
      <text:p text:style-name="P197">b)<text:s/>Premestitev v terciarni <text:s/>travma center</text:p>
      <text:p text:style-name="P198">c)<text:s/>Transfuzija eritrocitov</text:p>
      <text:p text:style-name="P199">d)<text:s/>CTA preiskava</text:p>
      <text:p text:style-name="P200">e)<text:s/>Eksplorativna laparotomija</text:p>
      <text:p text:style-name="P201"/>
      <text:p text:style-name="P202">23. Kako preverimo odzivnost otroka pred oživljanjem?</text:p>
      <text:p text:style-name="P203">a)<text:s/>Preverimo odzivnost na bolečino in glas</text:p>
      <text:p text:style-name="P204">b)<text:s/>GCS</text:p>
      <text:soft-page-break/>
      <text:p text:style-name="P205">c)<text:s/>Zenična reakcija</text:p>
      <text:p text:style-name="P206">d)</text:p>
      <text:p text:style-name="P207"/>
      <text:p text:style-name="P208">24. EKG<text:s/>(pravilen odgovor AV blok druge stopnje (Mobitz 2)</text:p>
      <text:p text:style-name="P209">25. To stanje je po AMI sprednje stene. Kakšen je nadaljnji<text:s/>ukrep?</text:p>
      <text:p text:style-name="P210">a)<text:s/>Elektrostimulacija srca</text:p>
      <text:p text:style-name="P211">b)<text:s/>Atropin</text:p>
      <text:p text:style-name="P212">c) Adrenalin</text:p>
      <text:p text:style-name="P213"/>
      <text:p text:style-name="Standard"><text:span text:style-name="T214">26. Pri kom je indicirana za</text:span><text:span text:style-name="T215">časna vstavite vspodbujevalnika? – zelo dvoumno vprašanje. trajni/začasni vspodbujevalnik, medikamentozna terapija ? – sami se odločite<text:s/></text:span><text:span text:style-name="T216"></text:span><text:span text:style-name="T217">, zadnji dve zagotovo</text:span></text:p>
      <text:p text:style-name="P218">a)<text:s/>Simptomatska bradikardija</text:p>
      <text:p text:style-name="P219">b)<text:s/>AV blok 3 stopnje, asimptomatski</text:p>
      <text:p text:style-name="P220">c)<text:s/>Ventrikularna pavza več kot 3 sekunde</text:p>
      <text:p text:style-name="P221">d)<text:s/>Simptomatski AV blok 2 stopnje</text:p>
      <text:p text:style-name="P222"/>
      <text:p text:style-name="P223">27. Kaj lahko povzroči ALO</text:p>
      <text:p text:style-name="P224">a)<text:s/>NSAID</text:p>
      <text:p text:style-name="P225">b)<text:s/>Penicilin</text:p>
      <text:p text:style-name="P226">c)<text:s/>Cefalosporini</text:p>
      <text:p text:style-name="P227">d)<text:s/>Zelena mušnica<text:s/>(v končni fazi tudi, vprašanje pa če je to tudi prav)</text:p>
      <text:p text:style-name="P228"/>
      <text:p text:style-name="P229">28. Kaj ne smemo dati pri osebi z astmo</text:p>
      <text:p text:style-name="P230">a)<text:s/>Naproxen</text:p>
      <text:p text:style-name="P231">b)<text:s/>Aspirin</text:p>
      <text:p text:style-name="P232">c)<text:s/>Metoprolol</text:p>
      <text:p text:style-name="P233">d)<text:s/>Vse lahko damo</text:p>
      <text:p text:style-name="P234"/>
      <text:p text:style-name="P235">29. Pri septičnem šoku</text:p>
      <text:p text:style-name="P236">a)<text:s/>Povečan MVS</text:p>
      <text:p text:style-name="P237">b)<text:s/>Povečana sistemska upornost</text:p>
      <text:p text:style-name="P238">c)<text:s/>Zmanjšana<text:s/>sistemska upornost</text:p>
      <text:p text:style-name="P239">d)<text:s/>Povečana ventilacija</text:p>
      <text:p text:style-name="P240"/>
      <text:p text:style-name="P241">30. Pri pljučni emboliji</text:p>
      <text:p text:style-name="P242">a)<text:s/>Hipokapnija</text:p>
      <text:p text:style-name="P243">b)<text:s/>Hiperkapnija</text:p>
      <text:p text:style-name="P244">c)<text:s/>Respiratorna acidoza</text:p>
      <text:p text:style-name="P245">d)<text:s/>Hipoksemija</text:p>
      <text:p text:style-name="P246"/>
      <text:p text:style-name="P247">31<text:bookmark-start text:name="_GoBack"/><text:bookmark-end text:name="_GoBack"/>. 75 kg težak opečenec ima opečene 20 odstotkov površine telesne kože. Koliko tekočine?</text:p>
      <text:p text:style-name="P248">a)<text:s/>3000 v prvih 8 h,<text:s/>3000 v naslednjih 16h</text:p>
      <text:p text:style-name="P249"/>
      <text:p text:style-name="P250">32. Kdaj intubiramo SAH?</text:p>
      <text:p text:style-name="P251">a)<text:s/>GCS&lt; 10</text:p>
      <text:p text:style-name="P252">b)<text:s/>GCS&lt;8</text:p>
      <text:p text:style-name="P253">c)<text:s/>Kvantitativne motnje<text:s/>zavesti</text:p>
      <text:p text:style-name="P254">d) RR 230/150<text:s/>(preverite pri kakšnem anesteziologu za ta zadnjo trditev, če je/ni prav)</text:p>
      <text:p text:style-name="P255"/>
      <text:p text:style-name="P256"/>
      <text:p text:style-name="P257"/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Naslov" style:display-name="Naslov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dstavekseznama" style:display-name="Odstavek seznam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/>
        <style:text-properties style:font-name="Calibri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porabnik</meta:initial-creator>
    <dc:creator>Porcnik_A</dc:creator>
    <meta:creation-date>2014-11-17T17:02:00Z</meta:creation-date>
    <dc:date>2014-11-21T14:50:00Z</dc:date>
    <meta:template xlink:href="Normal" xlink:type="simple"/>
    <meta:editing-cycles>33</meta:editing-cycles>
    <meta:editing-duration>PT34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3" meta:word-count="1016" meta:character-count="6798" meta:row-count="48" meta:non-whitespace-character-count="5795"/>
  </office:meta>
</office:document-meta>
</file>